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MT" svg:font-family="ArialMT" style:font-family-generic="swiss"/>
    <style:font-face style:name="Segoe UI1" svg:font-family="'Segoe UI'" style:font-family-generic="swiss"/>
    <style:font-face style:name="SegoeUI" svg:font-family="SegoeUI" style:font-family-generic="system"/>
    <style:font-face style:name="Albany" svg:font-family="Albany"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Drawing">
      <style:paragraph-properties fo:text-align="center" style:justify-single-word="false"/>
    </style:style>
    <style:style style:name="P3" style:family="paragraph" style:parent-style-name="Heading_20_1" style:master-page-name="MP0">
      <style:paragraph-properties style:page-number="auto" fo:break-before="page"/>
    </style:style>
    <style:style style:name="P4" style:family="paragraph" style:parent-style-name="Text_20_body" style:list-style-name="L1"/>
    <style:style style:name="P5" style:family="paragraph" style:parent-style-name="Text_20_body" style:list-style-name="L2"/>
    <style:style style:name="T1" style:family="text">
      <style:text-properties style:language-asian="pl" style:country-asian="PL" style:language-complex="ar" style:country-complex="SA"/>
    </style:style>
    <style:style style:name="T2" style:family="text">
      <style:text-properties style:font-name-asian="ArialMT" style:font-name-complex="ArialMT"/>
    </style:style>
    <style:style style:name="T3" style:family="text">
      <style:text-properties style:text-position="sub 67%" style:font-name-asian="ArialMT" style:font-name-complex="ArialMT"/>
    </style:style>
    <style:style style:name="T4" style:family="text">
      <style:text-properties style:font-name-asian="SegoeUI" style:font-name-complex="SegoeUI"/>
    </style:style>
    <style:style style:name="T5" style:family="text">
      <style:text-properties style:text-position="super 67%" style:font-name-asian="ArialMT" style:font-name-complex="ArialMT"/>
    </style:style>
    <style:style style:name="T6" style:family="text">
      <style:text-properties style:font-name-asian="Albany" style:font-name-complex="Albany"/>
    </style:style>
    <style:style style:name="T7" style:family="text">
      <style:text-properties fo:background-color="#ffff00"/>
    </style:style>
    <style:style style:name="T8" style:family="text">
      <style:text-properties fo:font-style="italic" style:font-name-asian="Albany" style:font-style-asian="italic" style:font-name-complex="Albany" style:font-style-complex="italic"/>
    </style:style>
    <style:style style:name="T9" style:family="text">
      <style:text-properties style:font-name="Segoe UI" fo:font-size="10.5pt" style:font-size-asian="10.5pt"/>
    </style:style>
    <style:style style:name="T10" style:family="text">
      <style:text-properties style:text-line-through-style="solid" style:font-name="Segoe UI" fo:font-size="10.5pt" style:text-underline-mode="continuous" style:text-overline-mode="continuous" style:text-line-through-mode="continuous" style:font-size-asian="10.5pt"/>
    </style:style>
    <style:style style:name="fr1" style:family="graphic" style:parent-style-name="Graphics">
      <style:graphic-properties style:vertical-pos="top" style:vertical-rel="baseline" style:horizontal-pos="center" style:horizontal-rel="paragraph-content" fo:background-color="transparent" style:background-transparency="100%" fo:padding="0cm" fo:border="none" style:writing-mode="lr-tb">
        <style:background-image/>
      </style:graphic-properties>
    </style:style>
    <style:style style:name="fr2" style:family="graphic" style:parent-style-name="OLE">
      <style:graphic-properties style:vertical-pos="middle" style:vertical-rel="baseline" draw:ole-draw-aspect="1"/>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Wstęp do grupowania</text:h>
      <text:p text:style-name="Text_20_body">Obecnie informacja jest bardzo łatwo dostępnym towarem. Wykorzystując Internet, można znaleźć wiele dokumentów, filmów i muzyki, czasem interesujących a czasem nie. Ilość dostępnej informacji jest przytłaczająca i bardzo trudno dokonać poprawnej selekcji informacji, rozumianej jako dobór takich danych, które są faktycznie interesujące. W celu rozwiązania takich problemów zaczęły powstawać serwisy, które na podstawie muzycznych, filmowych czy książkowych preferencji różnych użytkowników, automatycznie proponowały innym użytkownikom nowe, pasujące do ich upodobań, artykuły. W takim podejściu, użytkownicy są obiektami grupowanymi na podstawie ulubionych treści, które stanowią cechę każdego użytkownika. Jednak nie odbywa się to w sposób w pełni automatyczny. Treści, które nie dotrą do przynajmniej jednego użytkownika, nie będą dostępne dla żadnego z nich.</text:p>
      <text:p text:style-name="Text_20_body"><text:tab/>Drugim podejściem do problemu selekcji informacji jest umożliwienie użytkownikowi wyszukania za pomocą wzorcu lub przykładu. Wzór może się ograniczać do pewnego zbioru podstawowych elementów, składających się razem na informację – na przykład słów. Rezultaty takiego podejścia mogą być bardzo niezadowalające, ponieważ – w zależności od sposobu przeszukiwania – wyniki mogą zawierać treści tylko luźno powiązane z zadanym zbiorem. Dodatkowo, klucz może być użyty w kontekście różnym od takiego, jaki jest poszukiwany przez użytkownika.</text:p>
      <text:p text:style-name="Text_20_body"><text:tab/>Porównując oba te podejścia lepszym sposobem wydaje się użycie zbioru przykładów. Na podstawie zadanych treści odpowiedni algorytm grupowania jest w stanie znaleźć obiekty, które są podobne do tych wzorcowych, co stwierdzane jest na podstawie ustalonego wcześniej kryterium.</text:p>
      <text:h text:style-name="Heading_20_2" text:outline-level="2">Zadania obejmujące grupowanie</text:h>
      <text:p text:style-name="Text_20_body">Proces grupowania składa się z kilku kroków wspólnych dla wszystkich tych algorytmów [1].</text:p>
      <text:list xml:id="list41622523" text:style-name="L1">
        <text:list-item>
          <text:p text:style-name="P4">Wybór sposobu reprezentacji obiektów, liczby klas (grup), do których dane będą przydzielane, wybór cech obiektów (ewentualnie można przeprowadzić dodatkowy krok, który spośród wybranych cech wydzieli te, które są najbardziej istotne dla podziału danych).</text:p>
        </text:list-item>
        <text:list-item>
          <text:p text:style-name="P4">Określenie miary podobieństwa odpowiedniej dla rodzaju porównywanych danych.</text:p>
        </text:list-item>
        <text:list-item>
          <text:p text:style-name="P4">Wykonanie grupowania danych.</text:p>
        </text:list-item>
        <text:list-item>
          <text:p text:style-name="P4">Stworzenie zwięzłej i prostej (dla człowieka, albo dla programu – w zależności od celu wykonywania grupowania) reprezentacji wyjściowych zbiorów danych.</text:p>
        </text:list-item>
        <text:list-item>
          <text:p text:style-name="P4">Dokonanie oceny wyników grupowania.</text:p>
        </text:list-item>
      </text:list>
      <text:p text:style-name="Text_20_body"><text:tab/>Sposób reprezentacji obiektu odnosi się do sposobu opisu cech obiektu – reprezentacji liczbowej lub słownej, dziedziny, metody wyznaczenia wartości tych cech (na przykład momenty kształtu opisujące obiekty na obrazie).</text:p>
      <text:p text:style-name="Text_20_body"><text:tab/>Wybór cech obiektu może polegać na wyborze cech o najmniejszej wzajemnej korelacji, takich co do <text:soft-page-break/>których wiadomo, że dają dobre wyniki grupowania przy określonym rodzaju algorytmu. Można również stworzyć nowe cechy na podstawie już istniejących, co może ułatwić i przyspieszyć porównywanie, pod warunkiem, że umiemy odpowiednio odwzorować kombinację dwóch lub więcej cech do nowej dziedziny. Dodatkowo, wybierając cechy do użycia podczas <text:s/>grupowania, należy pamiętać o tym, że każda cecha to dodatkowy wymiar, który musi znaleźć się na wejściu funkcji obliczającej podobieństwo obiektów. Im mniej cech, tym większą szybkość będą miały algorytmy wrażliwe na liczbę wymiarów, jednocześnie wyniki grupowania mogą być trochę gorsze, bo z każdą odrzuconą cechą tracimy informacje o porównywanych obiektach.</text:p>
      <text:h text:style-name="Heading_20_3" text:outline-level="3">Miara podobieństwa</text:h>
      <text:p text:style-name="Text_20_body"><text:tab/>Jest to najczęściej funkcja odległości pomiędzy dwoma obiektami. Jest wiele różnych funkcji odległości, z czego najpopularniejsza jest odległość Euklidesowa (stanowiąca szczególny przypadek odległości Minkowskiego dla liczby wymiarów równej 2).</text:p>
      <text:p text:style-name="P1"><text:span text:style-name="Domyślna_20_czcionka_20_akapitu"><text:span text:style-name="T1"><draw:frame draw:style-name="fr1" draw:name="Ramka1" text:anchor-type="as-char" svg:width="13.901cm" style:rel-width="scale" svg:height="1.205cm" style:rel-height="scale" draw:z-index="0"><draw:text-box><text:p text:style-name="P2"><draw:frame draw:style-name="fr2" draw:name="1" text:anchor-type="as-char" svg:width="4.154cm" style:rel-width="scale" svg:height="1.429cm" style:rel-height="scale" draw:z-index="1"><draw:object xlink:href="./Object 1" xlink:type="simple" xlink:show="embed" xlink:actuate="onLoad"/><draw:image xlink:href="./ObjectReplacements/Object 1" xlink:type="simple" xlink:show="embed" xlink:actuate="onLoad"/></draw:frame>Rysunek 1: Miara Minkowskiego (d – liczba wymiarów)</text:p></draw:text-box></draw:frame></text:span></text:span></text:p>
      <text:p text:style-name="Text_20_body">Inną miarą odległości pomiędzy dwoma wektorami liczbowymi jest miara Mahalanobisa, wyrażona wzorem:</text:p>
      <text:p text:style-name="Text_20_body"><text:tab/> <text:span text:style-name="Domyślna_20_czcionka_20_akapitu"><text:span text:style-name="T2">d</text:span></text:span><text:span text:style-name="Domyślna_20_czcionka_20_akapitu"><text:span text:style-name="T3">M</text:span></text:span><text:span text:style-name="Domyślna_20_czcionka_20_akapitu"><text:span text:style-name="T2">(x</text:span></text:span><text:span text:style-name="Domyślna_20_czcionka_20_akapitu"><text:span text:style-name="T3">i</text:span></text:span><text:span text:style-name="Domyślna_20_czcionka_20_akapitu"><text:span text:style-name="T2">, x</text:span></text:span><text:span text:style-name="Domyślna_20_czcionka_20_akapitu"><text:span text:style-name="T3">j</text:span></text:span><text:span text:style-name="Domyślna_20_czcionka_20_akapitu"><text:span text:style-name="T2">) = (x</text:span></text:span><text:span text:style-name="Domyślna_20_czcionka_20_akapitu"><text:span text:style-name="T3">i</text:span></text:span><text:span text:style-name="Domyślna_20_czcionka_20_akapitu"><text:span text:style-name="T2"> – x</text:span></text:span><text:span text:style-name="Domyślna_20_czcionka_20_akapitu"><text:span text:style-name="T3">j</text:span></text:span><text:span text:style-name="Domyślna_20_czcionka_20_akapitu"><text:span text:style-name="T2">)</text:span></text:span><text:span text:style-name="Domyślna_20_czcionka_20_akapitu"><text:span text:style-name="T4">Σ</text:span></text:span><text:span text:style-name="Domyślna_20_czcionka_20_akapitu"><text:span text:style-name="T5">-1</text:span></text:span><text:span text:style-name="Domyślna_20_czcionka_20_akapitu"><text:span text:style-name="T2">(x</text:span></text:span><text:span text:style-name="Domyślna_20_czcionka_20_akapitu"><text:span text:style-name="T3">i</text:span></text:span><text:span text:style-name="Domyślna_20_czcionka_20_akapitu"><text:span text:style-name="T2"> – x</text:span></text:span><text:span text:style-name="Domyślna_20_czcionka_20_akapitu"><text:span text:style-name="T3">j</text:span></text:span><text:span text:style-name="Domyślna_20_czcionka_20_akapitu"><text:span text:style-name="T2">)</text:span></text:span><text:span text:style-name="Domyślna_20_czcionka_20_akapitu"><text:span text:style-name="T5">T</text:span></text:span></text:p>
      <text:p text:style-name="Text_20_body"><text:tab/>Podane powyżej przykłady miar są mało złożone. Takie funkcje można dodatkowo skomplikować i ulepszyć uwzględniając kontekst, czyli najbliższe otoczenie badanego obiektu. W zależności od kontekstu mogą zmienić się wartości opisujące tylko niektóre lub wszystkie cechy obiektu (kontekst nie musi dotyczyć wszystkich cech obiektu). Uwzględnienie kontekstu zwykle pozwala poprawić wyniki grupowania, jednak powoduje dodatkowy narzut obliczeniowy – porównywanie obiektów staje się bardziej kosztowne. Wprowadza również nowe problemy: jak szeroki kontekst brać pod uwagę, z jakimi wagami i dla jakich cech go uwzględniać. Odpowiedzi na te pytania można znaleźć wykonując eksperymenty – badając wyniki grupowania dla różnych wariantów i określając, które grupowanie dało lepsze wyniki (problem ocen wyników grupowanie będzie poruszony w dalszej części artykułu).<text:line-break/><text:tab/>Kolejną możliwością porównywania obiektów jest zdefiniowanie dodatkowych, abstrakcyjnych kryteriów zależnych na przykład od globalnego kontekstu. Grupując punkty na płaszczyźnie można zwracać uwagę jedynie na ich odległości od siebie, ale można wykorzystać inne kryterium – punkty są do siebie podobne, jeżeli są częścią obwiedni tej samej figury geometrycznej. W takim przypadku należy najpierw określić, jakie figury są brane pod uwagę, oraz przeprowadzić wyszukiwanie tych figur w zbiorze danych. Takie podejście daje praktycznie nieograniczone możliwości grupowania treści, pomimo wprowadzenia dodatkowych kosztów obliczeniowych.</text:p>
      <text:h text:style-name="Heading_20_2" text:outline-level="2">Ocena wyników grupowania</text:h>
      <text:p text:style-name="Text_20_body">Wyniki grupowania stanowią obiekty przydzielone do różnych zbiorów. Jeżeli w warunkach początkowych <text:soft-page-break/>znalazły się parametry określające zbiory wyjściowe, to może się zdarzyć, że do niektórych z nich nie zostaną przydzielone żadne obiekty, albo że wszystkie obiekty będą przydzielone do jednego zbioru. Oba powyższe warianty wyników mogą być poprawne i pożądane. Aby to ocenić można próbować porównać uzyskane wyniki z wynikami otrzymywanymi za pomocą znanych implementacji podobnych algorytmów grupowania. Można też postawić pytanie, czy wyniki grupowana spełniają cel, który użytkownik chciał osiągnąć. Stwierdzenie czy możliwa jest łatwiejsza selekcja informacji wymaga przeprowadzenia eksperymentów na reprezentatywnej grupie potencjalnych odbiorców selekcjonowanych treści.</text:p>
      <text:p text:style-name="Text_20_body"><text:tab/>Wyniki grupowania można oceniać ze względu na jakość przydziału obiektów do grup. Jeżeli w którejś z grup znajdują się obiekty znacznie odległe od siebie nawzajem, ale jednocześnie spokrewnione ze sobą, poprzez łańcuch podobieństw z innymi obiektami z tego zbioru, to mamy do czynienia z efektem łańcuchowym – błędem grupowania spowodowanym złym dobraniem algorytmu lub kryterium podobieństwa.</text:p>
      <text:p text:style-name="Text_20_body"><text:tab/>Do oceny grupowania stosuje się różnego rodzaju miary jakości grupowania. Jednym z najbardziej popularnych wskaźników jest miara <text:span text:style-name="Domyślna_20_czcionka_20_akapitu"><text:span text:style-name="T6">Silhouette [5], wyrażona wzorem:</text:span></text:span></text:p>
      <text:p text:style-name="P1"><text:span text:style-name="Domyślna_20_czcionka_20_akapitu"><text:span text:style-name="T1"><draw:frame draw:style-name="fr1" draw:name="Ramka2" text:anchor-type="as-char" svg:width="8.137cm" style:rel-width="scale" svg:height="1.224cm" style:rel-height="scale" draw:z-index="2"><draw:text-box><text:p text:style-name="Drawing"><draw:frame draw:style-name="fr2" draw:name="2" text:anchor-type="as-char" svg:width="4.048cm" style:rel-width="scale" svg:height="1.058cm" style:rel-height="scale" draw:z-index="3"><draw:object xlink:href="./Object 2" xlink:type="simple" xlink:show="embed" xlink:actuate="onLoad"/><draw:image xlink:href="./ObjectReplacements/Object 2" xlink:type="simple" xlink:show="embed" xlink:actuate="onLoad"/></draw:frame><text:span text:style-name="Domyślna_20_czcionka_20_akapitu"><text:span text:style-name="T7">Rysunek 2: Miara Silhouette</text:span></text:span></text:p></draw:text-box></draw:frame></text:span></text:span></text:p>
      <text:p text:style-name="Text_20_body">Gdzie współczynniki a oraz b, to:</text:p>
      <text:list xml:id="list41634670" text:style-name="L2">
        <text:list-item>
          <text:p text:style-name="P5"><text:span text:style-name="Domyślna_20_czcionka_20_akapitu"><text:span text:style-name="T6">a(i) – średnia odległość pomiędzy obiektem </text:span></text:span><text:span text:style-name="Domyślna_20_czcionka_20_akapitu"><text:span text:style-name="T8">i</text:span></text:span><text:span text:style-name="Domyślna_20_czcionka_20_akapitu"><text:span text:style-name="T6">, a jego </text:span></text:span><text:span text:style-name="Domyślna_20_czcionka_20_akapitu"><text:span text:style-name="T6">sąsiadami z grupy,</text:span></text:span></text:p>
        </text:list-item>
        <text:list-item>
          <text:p text:style-name="P5"><text:span text:style-name="Domyślna_20_czcionka_20_akapitu"><text:span text:style-name="T6">b(i) – najmniejsza średnia odległość pomiędzy obiektem </text:span></text:span><text:span text:style-name="Domyślna_20_czcionka_20_akapitu"><text:span text:style-name="T8">i</text:span></text:span><text:span text:style-name="Domyślna_20_czcionka_20_akapitu"><text:span text:style-name="T6">, a obiektami z innej grupy (nazywanej grupą sąsiadującą).</text:span></text:span></text:p>
        </text:list-item>
      </text:list>
      <text:p text:style-name="Text_20_body"><text:span text:style-name="Domyślna_20_czcionka_20_akapitu"><text:span text:style-name="T6">Parametry te można obliczyć dla jednej z grup</text:span></text:span><text:span text:style-name="Domyślna_20_czcionka_20_akapitu"><text:span text:style-name="T6"> lub całego zbioru. Średnie </text:span></text:span><text:span text:style-name="Domyślna_20_czcionka_20_akapitu"><text:span text:style-name="T8">s(i)</text:span></text:span><text:span text:style-name="Domyślna_20_czcionka_20_akapitu"><text:span text:style-name="T6"> <text:s/>dla jednej grupy określa</text:span></text:span><text:span text:style-name="Domyślna_20_czcionka_20_akapitu"><text:span text:style-name="T6">ją</text:span></text:span><text:span text:style-name="Domyślna_20_czcionka_20_akapitu"><text:span text:style-name="T6"> jej gęstość, nato</text:span></text:span><text:span text:style-name="Domyślna_20_czcionka_20_akapitu"><text:span text:style-name="T6">miast średnie </text:span></text:span><text:span text:style-name="Domyślna_20_czcionka_20_akapitu"><text:span text:style-name="T8">s(i)</text:span></text:span><text:span text:style-name="Domyślna_20_czcionka_20_akapitu"><text:span text:style-name="T6"> obliczone dla całego analizowanego zbioru danych określa</text:span></text:span><text:span text:style-name="Domyślna_20_czcionka_20_akapitu"><text:span text:style-name="T6">ją</text:span></text:span><text:span text:style-name="Domyślna_20_czcionka_20_akapitu"><text:span text:style-name="T6"> jakość grupowania.</text:span></text:span></text:p>
      <text:p text:style-name="Text_20_body"><text:span text:style-name="Domyślna_20_czcionka_20_akapitu"><text:span text:style-name="T6"><text:tab/>Wartości </text:span></text:span><text:span text:style-name="Domyślna_20_czcionka_20_akapitu"><text:span text:style-name="T8">s(i)</text:span></text:span><text:span text:style-name="Domyślna_20_czcionka_20_akapitu"><text:span text:style-name="T6"> zmieniają się od -1 do 1. Jeżeli wartość jest bliżej </text:span></text:span><text:span text:style-name="Domyślna_20_czcionka_20_akapitu"><text:span text:style-name="T6">-1 oznacza to, </text:span></text:span><text:span text:style-name="Domyślna_20_czcionka_20_akapitu"><text:span text:style-name="T6">że element </text:span></text:span><text:span text:style-name="Domyślna_20_czcionka_20_akapitu"><text:span text:style-name="T8">i</text:span></text:span><text:span text:style-name="Domyślna_20_czcionka_20_akapitu"><text:span text:style-name="T6"> powinien być zakwalifikowany do </text:span></text:span><text:span text:style-name="Domyślna_20_czcionka_20_akapitu"><text:span text:style-name="T6">grupy sąsiadującej. Je</text:span></text:span><text:span text:style-name="Domyślna_20_czcionka_20_akapitu"><text:span text:style-name="T6">żeli wartość </text:span></text:span><text:span text:style-name="Domyślna_20_czcionka_20_akapitu"><text:span text:style-name="T8">s(i)</text:span></text:span><text:span text:style-name="Domyślna_20_czcionka_20_akapitu"><text:span text:style-name="T6"> znajduje się bliżej 1, oznacza to, że obiekt </text:span></text:span><text:span text:style-name="Domyślna_20_czcionka_20_akapitu"><text:span text:style-name="T8">i</text:span></text:span><text:span text:style-name="Domyślna_20_czcionka_20_akapitu"><text:span text:style-name="T6"> został poprawnie zgrupowany. Natomiast jeżeli wartość </text:span></text:span><text:span text:style-name="Domyślna_20_czcionka_20_akapitu"><text:span text:style-name="T8">s(i)</text:span></text:span><text:span text:style-name="Domyślna_20_czcionka_20_akapitu"><text:span text:style-name="T6"> znajduje się w pobliżu <text:s/>0, oznacza to, że obiekt </text:span></text:span><text:span text:style-name="Domyślna_20_czcionka_20_akapitu"><text:span text:style-name="T8">i</text:span></text:span><text:span text:style-name="Domyślna_20_czcionka_20_akapitu"><text:span text:style-name="T6"> znajduje się na granicy dwóch odpowiednich dla niego grup (odrobinę powyżej zera </text:span></text:span><text:span text:style-name="Domyślna_20_czcionka_20_akapitu"><text:span text:style-name="T6">– obiekt jest w lepszej grupie, odrobinę poniżej zera – obiekt jest w gorszej grupie).</text:span></text:span></text:p>
      <text:p text:style-name="Text_20_body"><text:span text:style-name="Domyślna_20_czcionka_20_akapitu"><text:span text:style-name="T6"><text:tab/>Wyniki działania algorytmu grupowania mogą być również poddane ocenie poprzez porównanie ich, </text:span></text:span><text:span text:style-name="Domyślna_20_czcionka_20_akapitu"><text:span text:style-name="T6">z</text:span></text:span><text:span text:style-name="Domyślna_20_czcionka_20_akapitu"><text:span text:style-name="T6"> wynik</text:span></text:span><text:span text:style-name="Domyślna_20_czcionka_20_akapitu"><text:span text:style-name="T6">ami</text:span></text:span><text:span text:style-name="Domyślna_20_czcionka_20_akapitu"><text:span text:style-name="T6"> </text:span></text:span><text:span text:style-name="Domyślna_20_czcionka_20_akapitu"><text:span text:style-name="T6">grupowania wykonanego przez człowieka. Załóżmy, że danymi wejśc</text:span></text:span><text:span text:style-name="Domyślna_20_czcionka_20_akapitu"><text:span text:style-name="T6">iowymi jest zbiór artykułów prezentowanych na konferencj</text:span></text:span><text:span text:style-name="Domyślna_20_czcionka_20_akapitu"><text:span text:style-name="T6">ach naukowych. Prezentacje zostały przez organizatorów (na podstawie znajomości treści lub abstraktów artykułów, recenzji, deklaracji autorów) podzielone na sekcje tematyczne. Być może algorytm przepr</text:span></text:span><text:span text:style-name="Domyślna_20_czcionka_20_akapitu"><text:span text:style-name="T6">owadzający grupowanie powinien podzielić te artykuły na takie same grupy. Jednak należy pamiętać o tym, że podział wykonany przez człowieka nie musiał być najlepszym możliwym.</text:span></text:span></text:p>
      <text:p text:style-name="Text_20_body"/>
      <text:p text:style-name="Text_20_body"><text:span text:style-name="Domyślna_20_czcionka_20_akapitu"><text:span text:style-name="T6"><office:annotation><dc:creator>Zbigniew Tadeusz Manasterski</dc:creator><dc:date>2013-02-07T22:43:00.18</dc:date><text:p><text:span text:style-name="T9">Informacja o tym, że autorzy tagowali dokumenty zupełnie inaczej ni</text:span><text:span text:style-name="T10">ż</text:span><text:span text:style-name="T9"> wolontariusze. Odwołanie do bibliografii.</text:span></text:p></office:annota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MT" svg:font-family="ArialMT" style:font-family-generic="swiss"/>
    <style:font-face style:name="Segoe UI1" svg:font-family="'Segoe UI'" style:font-family-generic="swiss"/>
    <style:font-face style:name="SegoeUI" svg:font-family="SegoeUI" style:font-family-generic="system"/>
    <style:font-face style:name="Albany" svg:font-family="Albany"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l" fo:country="PL"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er"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line-height="150%" fo:hyphenation-ladder-count="no-limit"/>
      <style:text-properties fo:font-size="10.5pt" style:font-size-asian="10.5pt" fo:hyphenate="false" fo:hyphenation-remain-char-count="0" fo:hyphenation-push-char-count="0"/>
    </style:style>
    <style:style style:name="Heading_20_1" style:display-name="Heading 1" style:family="paragraph" style:parent-style-name="Header" style:next-style-name="Text_20_body" style:default-outline-level="1" style:class="text">
      <style:paragraph-properties fo:margin-top="0.499cm" fo:margin-bottom="0.499cm" fo:line-height="150%" fo:hyphenation-ladder-count="no-limit" fo:break-before="page"/>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er" style:next-style-name="Text_20_body" style:default-outline-level="2" style:class="text">
      <style:paragraph-properties fo:margin-top="0.499cm" fo:margin-bottom="0.499cm" fo:line-height="150%"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er" style:next-style-name="Text_20_body" style:default-outline-level="3" style:class="text">
      <style:paragraph-properties fo:margin-top="0.499cm" fo:margin-bottom="0.499cm" fo:line-height="150%" fo:hyphenation-ladder-count="no-limit"/>
      <style:text-properties fo:font-weight="bold" style:font-weight-asian="bold" style:font-weight-complex="bold" fo:hyphenate="false" fo:hyphenation-remain-char-count="0" fo:hyphenation-push-char-count="0"/>
    </style:style>
    <style:style style:name="Normalny"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Legenda"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 style:family="paragraph" style:parent-style-name="Standard">
      <style:paragraph-properties fo:hyphenation-ladder-count="no-limit" style:text-autospace="none"/>
      <style:text-properties fo:color="#000000" style:font-name-asian="Times New Roman" style:font-name-complex="Times New Roman" fo:hyphenate="tru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Drawing" style:family="paragraph" style:parent-style-name="Legenda"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Tekst_20_komentarza" style:display-name="Tekst komentarza" style:family="paragraph" style:parent-style-name="Normalny">
      <style:paragraph-properties fo:hyphenation-ladder-count="no-limit"/>
      <style:text-properties fo:font-size="10pt" style:font-size-asian="10pt" style:font-size-complex="9pt" fo:hyphenate="false" fo:hyphenation-remain-char-count="0" fo:hyphenation-push-char-count="0"/>
    </style:style>
    <style:style style:name="Tekst_20_dymka" style:display-name="Tekst dymka" style:family="paragraph" style:parent-style-name="Normalny">
      <style:paragraph-properties fo:hyphenation-ladder-count="no-limit"/>
      <style:text-properties style:font-name="Tahoma" fo:font-size="8pt" style:font-size-asian="8pt" style:font-size-complex="7pt" fo:hyphenate="false" fo:hyphenation-remain-char-count="0" fo:hyphenation-push-char-count="0"/>
    </style:style>
    <style:style style:name="Domyślna_20_czcionka_20_akapitu" style:display-name="Domyślna czcionka akapitu"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Tekst_20_komentarza_20_Znak" style:display-name="Tekst komentarza Znak" style:family="text" style:parent-style-name="Domyślna_20_czcionka_20_akapitu">
      <style:text-properties fo:font-size="10pt" style:font-size-asian="10pt" style:font-size-complex="9pt"/>
    </style:style>
    <style:style style:name="Odwołanie_20_do_20_komentarza" style:display-name="Odwołanie do komentarza" style:family="text" style:parent-style-name="Domyślna_20_czcionka_20_akapitu">
      <style:text-properties fo:font-size="8pt" style:font-size-asian="8pt" style:font-size-complex="8pt"/>
    </style:style>
    <style:style style:name="Tekst_20_dymka_20_Znak" style:display-name="Tekst dymka Znak" style:family="text" style:parent-style-name="Domyślna_20_czcionka_20_akapitu">
      <style:text-properties style:font-name="Tahoma" fo:font-size="8pt" style:font-size-asian="8pt" style:font-size-complex="7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302</meta:generator>
    <meta:initial-creator>Zbigniew Tadeusz Manasterski</meta:initial-creator>
    <dc:creator>Zbigniew Tadeusz Manasterski</dc:creator>
    <meta:creation-date>2013-02-04T21:19:00Z</meta:creation-date>
    <dc:date>2013-02-25T23:33:44.10</dc:date>
    <meta:editing-cycles>2</meta:editing-cycles>
    <meta:editing-duration>P1DT1H45M26S</meta:editing-duration>
    <meta:document-statistic meta:table-count="0" meta:image-count="0" meta:object-count="2" meta:page-count="3" meta:paragraph-count="33" meta:word-count="1115" meta:character-count="8259" meta:non-whitespace-character-count="7166"/>
    <meta:template xlink:type="simple" xlink:actuate="onRequest" xlink:title="" xlink:href="Normal.dotm"/>
  </office:meta>
</office:document-meta>
</file>

<file path=Object 1/content.xml><?xml version="1.0" encoding="utf-8"?>
<math xmlns="http://www.w3.org/1998/Math/MathML">
  <semantics>
    <mtable>
      <mtr>
        <mtd>
          <mrow>
            <mo stretchy="false">(</mo>
            <mfrac>
              <msup>
                <mrow>
                  <mrow>
                    <munderover>
                      <mo stretchy="false">∑</mo>
                      <mrow>
                        <mrow>
                          <mi>k</mi>
                          <mo stretchy="false">=</mo>
                          <mn>1</mn>
                        </mrow>
                      </mrow>
                      <mi>d</mi>
                    </munderover>
                    <mrow/>
                  </mrow>
                  <msup>
                    <mrow>
                      <mi>∣</mi>
                      <mrow>
                        <msub>
                          <mi>x</mi>
                          <mrow>
                            <mi>i</mi>
                            <mi>,</mi>
                            <mi>k</mi>
                          </mrow>
                        </msub>
                        <mo stretchy="false">−</mo>
                        <msub>
                          <mi>y</mi>
                          <mrow>
                            <mi>j</mi>
                            <mi>,</mi>
                            <mi>k</mi>
                          </mrow>
                        </msub>
                      </mrow>
                      <mi>∣</mi>
                    </mrow>
                    <mi>p</mi>
                  </msup>
                  <mo stretchy="false">)</mo>
                </mrow>
                <mn>1</mn>
              </msup>
              <mi>p</mi>
            </mfrac>
          </mrow>
        </mtd>
      </mtr>
      <mtr>
        <mtd>
          <mrow>
            <mrow/>
          </mrow>
        </mtd>
      </mtr>
    </mtable>
    <annotation encoding="StarMath 5.0">{ \(  { sum csub {k = 1} csup d} {∣ x_{i , k} - y_{j , k} ∣}^p  \)}^1 over p</annotation>
  </semantics>
</math>
</file>

<file path=Object 2/content.xml><?xml version="1.0" encoding="utf-8"?>
<math xmlns="http://www.w3.org/1998/Math/MathML">
  <semantics>
    <mrow>
      <mi>s</mi>
      <mo stretchy="false">(</mo>
      <mi>i</mi>
      <mrow>
        <mo stretchy="false">)</mo>
        <mo stretchy="false">=</mo>
        <mfrac>
          <mrow>
            <mi>b</mi>
            <mo stretchy="false">(</mo>
            <mi>i</mi>
            <mrow>
              <mo stretchy="false">)</mo>
              <mo stretchy="false">−</mo>
              <mi>a</mi>
            </mrow>
            <mo stretchy="false">(</mo>
            <mi>i</mi>
            <mo stretchy="false">)</mo>
          </mrow>
          <mrow>
            <mi>m</mi>
            <mi>a</mi>
            <mi>x</mi>
            <mrow>
              <mo stretchy="false">{</mo>
              <mrow>
                <mi>a</mi>
                <mo stretchy="false">(</mo>
                <mi>i</mi>
                <mo stretchy="false">)</mo>
                <mi>,</mi>
                <mi>b</mi>
                <mo stretchy="false">(</mo>
                <mi>i</mi>
                <mo stretchy="false">)</mo>
              </mrow>
              <mo stretchy="false">}</mo>
            </mrow>
          </mrow>
        </mfrac>
      </mrow>
    </mrow>
    <annotation encoding="StarMath 5.0">s  \( i  \) ={b  \(  i  \)  - a  \(  i  \)} over {m a x  lbrace  a  \(  i  \)  , b  \(  i  \)   rbrace}</annotation>
  </semantics>
</math>
</file>